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16cm" fo:min-width="0.36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16cm" fo:min-width="0.369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16cm" fo:min-width="0.39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16cm" fo:min-width="0.369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ff" draw:fill-color="#ffffff" draw:textarea-horizontal-align="justify" draw:textarea-vertical-align="middle" draw:auto-grow-height="false" fo:min-height="0.016cm" fo:min-width="0.393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16cm" fo:min-width="0.391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16cm" fo:min-width="0.394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96cm" svg:height="0.3cm" svg:x="5.835cm" svg:y="1.2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03cm" svg:height="0.3cm" svg:x="8.602cm" svg:y="1.238cm">
          <text:p text:style-name="P1"><text:span text:style-name="T1">ML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9cm" svg:height="0.3cm" svg:x="15.046cm" svg:y="1.2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3cm" svg:height="0.3cm" svg:x="10.509cm" svg:y="1.2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3cm" svg:height="0.3cm" svg:x="9.567cm" svg:y="1.2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3cm" svg:height="0.3cm" svg:x="12.314cm" svg:y="1.2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3cm" svg:height="0.3cm" svg:x="11.373cm" svg:y="1.2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27cm" svg:height="0.3cm" svg:x="17.873cm" svg:y="1.2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25cm" svg:height="0.3cm" svg:x="16.908cm" svg:y="1.2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28cm" svg:height="0.3cm" svg:x="14.164cm" svg:y="1.2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21:16:15.653212577</dc:date>
    <meta:editing-duration>PT1H29M40S</meta:editing-duration>
    <meta:editing-cycles>28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6.075cm" svg:y="0cm" style:legend-expansion="custom" chartooo:width="14.925cm" chartooo:height="0.863cm" style:legend-expansion-aspect-ratio="17.2943221320973" chart:style-name="ch2"/>
        <chart:plot-area chart:style-name="ch3" chart:data-source-has-labels="both" svg:x="1.124cm" svg:y="1.296cm" svg:width="19.448cm" svg:height="8.244cm">
          <chartooo:coordinate-region svg:x="2.089cm" svg:y="1.548cm" svg:width="18.483cm" svg:height="5.334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series chart:style-name="ch11" chart:values-cell-range-address="local-table.$B$6:.$U$6" chart:label-cell-address="local-table.$A$6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14.6762281922295">
                <text:p>14.6762281922295</text:p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3951234760863">
                <text:p>14.3951234760863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5044575273339">
                <text:p>14.5044575273339</text:p>
              </table:table-cell>
              <table:table-cell office:value-type="float" office:value="13.0133395662554">
                <text:p>13.0133395662554</text:p>
              </table:table-cell>
              <table:table-cell office:value-type="float" office:value="14.0904485585337">
                <text:p>14.0904485585337</text:p>
              </table:table-cell>
              <table:table-cell office:value-type="float" office:value="14.1960098828512">
                <text:p>14.1960098828512</text:p>
              </table:table-cell>
              <table:table-cell office:value-type="float" office:value="10.3041614820959">
                <text:p>10.3041614820959</text:p>
              </table:table-cell>
              <table:table-cell office:value-type="float" office:value="21.698538349788">
                <text:p>21.698538349788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5.0127953650901">
                <text:p>15.0127953650901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14.9951778389747">
                <text:p>14.9951778389747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9.97815314115202">
                <text:p>9.97815314115202</text:p>
              </table:table-cell>
              <table:table-cell office:value-type="float" office:value="23.2440658620617">
                <text:p>23.2440658620617</text:p>
              </table:table-cell>
              <table:table-cell office:value-type="float" office:value="NaN">
                <text:p>NaN</text:p>
              </table:table-cell>
              <table:table-cell office:value-type="float" office:value="15.6895243264244">
                <text:p>15.6895243264244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20.8402012201648">
                <text:p>20.8402012201648</text:p>
              </table:table-cell>
              <table:table-cell office:value-type="float" office:value="20.7711631003904">
                <text:p>20.7711631003904</text:p>
              </table:table-cell>
              <table:table-cell office:value-type="float" office:value="20.3043361764837">
                <text:p>20.3043361764837</text:p>
              </table:table-cell>
              <table:table-cell office:value-type="float" office:value="20.6130934894127">
                <text:p>20.6130934894127</text:p>
              </table:table-cell>
              <table:table-cell office:value-type="float" office:value="20.2539949537426">
                <text:p>20.2539949537426</text:p>
              </table:table-cell>
              <table:table-cell office:value-type="float" office:value="21.0795198423961">
                <text:p>21.0795198423961</text:p>
              </table:table-cell>
              <table:table-cell office:value-type="float" office:value="20.4365846919038">
                <text:p>20.4365846919038</text:p>
              </table:table-cell>
              <table:table-cell office:value-type="float" office:value="20.0984923609594">
                <text:p>20.0984923609594</text:p>
              </table:table-cell>
              <table:table-cell office:value-type="float" office:value="19.5797041338311">
                <text:p>19.5797041338311</text:p>
              </table:table-cell>
              <table:table-cell office:value-type="float" office:value="23.0003854250052">
                <text:p>23.0003854250052</text:p>
              </table:table-cell>
              <table:table-cell office:value-type="float" office:value="24.7706222415615">
                <text:p>24.7706222415615</text:p>
              </table:table-cell>
              <table:table-cell office:value-type="float" office:value="20.814226887154">
                <text:p>20.814226887154</text:p>
              </table:table-cell>
              <table:table-cell office:value-type="float" office:value="21.7842536837995">
                <text:p>21.7842536837995</text:p>
              </table:table-cell>
              <table:table-cell office:value-type="float" office:value="22.4875379091575">
                <text:p>22.4875379091575</text:p>
              </table:table-cell>
              <table:table-cell office:value-type="float" office:value="24.8736935477651">
                <text:p>24.8736935477651</text:p>
              </table:table-cell>
              <table:table-cell office:value-type="float" office:value="18.6732004306344">
                <text:p>18.6732004306344</text:p>
              </table:table-cell>
              <table:table-cell office:value-type="float" office:value="21.4698673202963">
                <text:p>21.4698673202963</text:p>
              </table:table-cell>
              <table:table-cell office:value-type="float" office:value="24.4890194669316">
                <text:p>24.4890194669316</text:p>
              </table:table-cell>
              <table:table-cell office:value-type="float" office:value="NaN">
                <text:p>NaN</text:p>
              </table:table-cell>
              <table:table-cell office:value-type="float" office:value="21.4633276045328">
                <text:p>21.4633276045328</text:p>
              </table:table-cell>
            </table:table-row>
            <table:table-row>
              <table:table-cell office:value-type="string">
                <text:p>MPKI=1</text:p>
              </table:table-cell>
              <table:table-cell office:value-type="float" office:value="14.7661350743872">
                <text:p>14.7661350743872</text:p>
              </table:table-cell>
              <table:table-cell office:value-type="float" office:value="11.1517508549983">
                <text:p>11.1517508549983</text:p>
              </table:table-cell>
              <table:table-cell office:value-type="float" office:value="14.412986201045">
                <text:p>14.412986201045</text:p>
              </table:table-cell>
              <table:table-cell office:value-type="float" office:value="14.5533434272672">
                <text:p>14.5533434272672</text:p>
              </table:table-cell>
              <table:table-cell office:value-type="float" office:value="20.1227922624054">
                <text:p>20.1227922624054</text:p>
              </table:table-cell>
              <table:table-cell office:value-type="float" office:value="13.5919995993122">
                <text:p>13.5919995993122</text:p>
              </table:table-cell>
              <table:table-cell office:value-type="float" office:value="15.5125725338491">
                <text:p>15.5125725338491</text:p>
              </table:table-cell>
              <table:table-cell office:value-type="float" office:value="17.592483654638">
                <text:p>17.592483654638</text:p>
              </table:table-cell>
              <table:table-cell office:value-type="float" office:value="10.4714502972487">
                <text:p>10.4714502972487</text:p>
              </table:table-cell>
              <table:table-cell office:value-type="float" office:value="21.6970559459219">
                <text:p>21.6970559459219</text:p>
              </table:table-cell>
              <table:table-cell office:value-type="float" office:value="23.4415988064897">
                <text:p>23.4415988064897</text:p>
              </table:table-cell>
              <table:table-cell office:value-type="float" office:value="14.9946090593783">
                <text:p>14.9946090593783</text:p>
              </table:table-cell>
              <table:table-cell office:value-type="float" office:value="15.1955445035862">
                <text:p>15.1955445035862</text:p>
              </table:table-cell>
              <table:table-cell office:value-type="float" office:value="15.0323607673627">
                <text:p>15.0323607673627</text:p>
              </table:table-cell>
              <table:table-cell office:value-type="float" office:value="24.8679085194184">
                <text:p>24.8679085194184</text:p>
              </table:table-cell>
              <table:table-cell office:value-type="float" office:value="15.2758287856851">
                <text:p>15.2758287856851</text:p>
              </table:table-cell>
              <table:table-cell office:value-type="float" office:value="9.9204721052912">
                <text:p>9.9204721052912</text:p>
              </table:table-cell>
              <table:table-cell office:value-type="float" office:value="23.2525205554734">
                <text:p>23.2525205554734</text:p>
              </table:table-cell>
              <table:table-cell office:value-type="float" office:value="NaN">
                <text:p>NaN</text:p>
              </table:table-cell>
              <table:table-cell office:value-type="float" office:value="16.4363007196532">
                <text:p>16.4363007196532</text:p>
              </table:table-cell>
            </table:table-row>
            <table:table-row>
              <table:table-cell office:value-type="string">
                <text:p>MPKI=2</text:p>
              </table:table-cell>
              <table:table-cell office:value-type="float" office:value="14.6815797923579">
                <text:p>14.6815797923579</text:p>
              </table:table-cell>
              <table:table-cell office:value-type="float" office:value="11.0986350292061">
                <text:p>11.0986350292061</text:p>
              </table:table-cell>
              <table:table-cell office:value-type="float" office:value="14.3460009824499">
                <text:p>14.3460009824499</text:p>
              </table:table-cell>
              <table:table-cell office:value-type="float" office:value="14.507016790581">
                <text:p>14.507016790581</text:p>
              </table:table-cell>
              <table:table-cell office:value-type="float" office:value="19.9915895710681">
                <text:p>19.9915895710681</text:p>
              </table:table-cell>
              <table:table-cell office:value-type="float" office:value="13.4649481610097">
                <text:p>13.4649481610097</text:p>
              </table:table-cell>
              <table:table-cell office:value-type="float" office:value="14.5758496822327">
                <text:p>14.5758496822327</text:p>
              </table:table-cell>
              <table:table-cell office:value-type="float" office:value="17.4160041682774">
                <text:p>17.4160041682774</text:p>
              </table:table-cell>
              <table:table-cell office:value-type="float" office:value="10.4714502972487">
                <text:p>10.4714502972487</text:p>
              </table:table-cell>
              <table:table-cell office:value-type="float" office:value="21.7026890806131">
                <text:p>21.7026890806131</text:p>
              </table:table-cell>
              <table:table-cell office:value-type="float" office:value="23.4273015478337">
                <text:p>23.4273015478337</text:p>
              </table:table-cell>
              <table:table-cell office:value-type="float" office:value="15.0205894961094">
                <text:p>15.0205894961094</text:p>
              </table:table-cell>
              <table:table-cell office:value-type="float" office:value="15.1955445035862">
                <text:p>15.1955445035862</text:p>
              </table:table-cell>
              <table:table-cell office:value-type="float" office:value="14.9638047431473">
                <text:p>14.9638047431473</text:p>
              </table:table-cell>
              <table:table-cell office:value-type="float" office:value="24.7406378957924">
                <text:p>24.7406378957924</text:p>
              </table:table-cell>
              <table:table-cell office:value-type="float" office:value="15.263392359951">
                <text:p>15.263392359951</text:p>
              </table:table-cell>
              <table:table-cell office:value-type="float" office:value="9.89715990834976">
                <text:p>9.89715990834976</text:p>
              </table:table-cell>
              <table:table-cell office:value-type="float" office:value="23.2398385153558">
                <text:p>23.2398385153558</text:p>
              </table:table-cell>
              <table:table-cell office:value-type="float" office:value="NaN">
                <text:p>NaN</text:p>
              </table:table-cell>
              <table:table-cell office:value-type="float" office:value="16.3335573625095">
                <text:p>16.3335573625095</text:p>
              </table:table-cell>
            </table:table-row>
            <table:table-row>
              <table:table-cell office:value-type="string">
                <text:p>MPKI=3</text:p>
              </table:table-cell>
              <table:table-cell office:value-type="float" office:value="14.7254629134111">
                <text:p>14.7254629134111</text:p>
              </table:table-cell>
              <table:table-cell office:value-type="float" office:value="11.0986350292061">
                <text:p>11.0986350292061</text:p>
              </table:table-cell>
              <table:table-cell office:value-type="float" office:value="14.3571651855491">
                <text:p>14.3571651855491</text:p>
              </table:table-cell>
              <table:table-cell office:value-type="float" office:value="14.5296151499401">
                <text:p>14.5296151499401</text:p>
              </table:table-cell>
              <table:table-cell office:value-type="float" office:value="19.5256518082422">
                <text:p>19.5256518082422</text:p>
              </table:table-cell>
              <table:table-cell office:value-type="float" office:value="13.3696178439655">
                <text:p>13.3696178439655</text:p>
              </table:table-cell>
              <table:table-cell office:value-type="float" office:value="14.1751865156121">
                <text:p>14.1751865156121</text:p>
              </table:table-cell>
              <table:table-cell office:value-type="float" office:value="17.3235625325647">
                <text:p>17.3235625325647</text:p>
              </table:table-cell>
              <table:table-cell office:value-type="float" office:value="10.4714502972487">
                <text:p>10.4714502972487</text:p>
              </table:table-cell>
              <table:table-cell office:value-type="float" office:value="21.7026890806131">
                <text:p>21.7026890806131</text:p>
              </table:table-cell>
              <table:table-cell office:value-type="float" office:value="23.4273015478337">
                <text:p>23.4273015478337</text:p>
              </table:table-cell>
              <table:table-cell office:value-type="float" office:value="14.8971824216365">
                <text:p>14.8971824216365</text:p>
              </table:table-cell>
              <table:table-cell office:value-type="float" office:value="15.188351589634">
                <text:p>15.188351589634</text:p>
              </table:table-cell>
              <table:table-cell office:value-type="float" office:value="14.9986637385111">
                <text:p>14.9986637385111</text:p>
              </table:table-cell>
              <table:table-cell office:value-type="float" office:value="24.1602067183463">
                <text:p>24.1602067183463</text:p>
              </table:table-cell>
              <table:table-cell office:value-type="float" office:value="15.1746668151613">
                <text:p>15.1746668151613</text:p>
              </table:table-cell>
              <table:table-cell office:value-type="float" office:value="9.89715990834976">
                <text:p>9.89715990834976</text:p>
              </table:table-cell>
              <table:table-cell office:value-type="float" office:value="23.2398385153558">
                <text:p>23.2398385153558</text:p>
              </table:table-cell>
              <table:table-cell office:value-type="float" office:value="NaN">
                <text:p>NaN</text:p>
              </table:table-cell>
              <table:table-cell office:value-type="float" office:value="16.2368004228434">
                <text:p>16.2368004228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